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14318d" officeooo:paragraph-rsid="0014318d"/>
    </style:style>
    <style:style style:name="P2" style:family="paragraph" style:parent-style-name="Standard">
      <style:text-properties fo:language="ca" fo:country="ES" officeooo:rsid="00156f0b" officeooo:paragraph-rsid="00156f0b"/>
    </style:style>
    <style:style style:name="P3" style:family="paragraph" style:parent-style-name="Standard">
      <style:text-properties fo:language="ca" fo:country="ES" officeooo:rsid="0015d5cb" officeooo:paragraph-rsid="0015d5cb"/>
    </style:style>
    <style:style style:name="P4" style:family="paragraph" style:parent-style-name="Standard">
      <style:text-properties fo:language="ca" fo:country="ES" officeooo:rsid="0015d5cb" officeooo:paragraph-rsid="00177a6f"/>
    </style:style>
    <style:style style:name="P5" style:family="paragraph" style:parent-style-name="Standard">
      <style:text-properties fo:language="ca" fo:country="ES" officeooo:rsid="001d1326" officeooo:paragraph-rsid="001d1326"/>
    </style:style>
    <style:style style:name="P6" style:family="paragraph" style:parent-style-name="Standard">
      <style:text-properties fo:language="ca" fo:country="ES" officeooo:rsid="0015d5cb" officeooo:paragraph-rsid="00177a6f"/>
    </style:style>
    <style:style style:name="P7" style:family="paragraph" style:parent-style-name="Standard">
      <style:text-properties fo:language="ca" fo:country="ES" officeooo:rsid="001dd5f0" officeooo:paragraph-rsid="001dd5f0"/>
    </style:style>
    <style:style style:name="T1" style:family="text">
      <style:text-properties officeooo:rsid="00150b1e"/>
    </style:style>
    <style:style style:name="T2" style:family="text">
      <style:text-properties officeooo:rsid="00156f0b"/>
    </style:style>
    <style:style style:name="T3" style:family="text">
      <style:text-properties officeooo:rsid="0018806f"/>
    </style:style>
    <style:style style:name="T4" style:family="text">
      <style:text-properties officeooo:rsid="001a6dbd"/>
    </style:style>
    <style:style style:name="T5" style:family="text">
      <style:text-properties officeooo:rsid="001addd6"/>
    </style:style>
    <style:style style:name="T6" style:family="text">
      <style:text-properties officeooo:rsid="001c06b4"/>
    </style:style>
    <style:style style:name="T7" style:family="text">
      <style:text-properties officeooo:rsid="001c8001"/>
    </style:style>
    <style:style style:name="T8" style:family="text">
      <style:text-properties officeooo:rsid="001cc19b"/>
    </style:style>
    <style:style style:name="T9" style:family="text">
      <style:text-properties officeooo:rsid="0014318d"/>
    </style:style>
    <style:style style:name="T10" style:family="text">
      <style:text-properties officeooo:rsid="001e7f64"/>
    </style:style>
    <style:style style:name="T11" style:family="text">
      <style:text-properties officeooo:rsid="001f63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7">e</text:span>quisits:</text:p>
      <text:p text:style-name="P1"/>
      <text:p text:style-name="P5">Resum:</text:p>
      <text:p text:style-name="P1"/>
      <text:p text:style-name="P1">Pagina Login</text:p>
      <text:p text:style-name="P1"><text:tab/>-Títol de la web</text:p>
      <text:p text:style-name="P1"><text:tab/>-Dos Camps per ha entrar el mail i el password</text:p>
      <text:p text:style-name="P1"><text:tab/>-<text:span text:style-name="T1">Boto que al posar un mail i password correcte </text:span><text:span text:style-name="T2">et porti a la pagina </text:span><text:span text:style-name="T7">de buscar el micrsocopi <text:tab/></text:span><text:span text:style-name="T8">que volem instal·lar <text:s/></text:span></text:p>
      <text:p text:style-name="P2">Pagina Main o Seach:</text:p>
      <text:p text:style-name="P2"><text:tab/>-Boto Logout per a sortir a la pagina login</text:p>
      <text:p text:style-name="P2"><text:tab/>-Text explicant que tens que posar el numero de serie del microscopi</text:p>
      <text:p text:style-name="P2"><text:tab/>-Camp per a entrar el numero de serie</text:p>
      <text:p text:style-name="P2"><text:tab/>-Boto que et porti a la pagina microscopi</text:p>
      <text:p text:style-name="P2"><text:tab/>-Nomes et poden portar a la pagina de un microscopi que existeixi</text:p>
      <text:p text:style-name="P3">Pagina Microscopi:</text:p>
      <text:p text:style-name="P4"><text:tab/>-Header amb botons per tornar a la pagina Login <text:span text:style-name="T8">amb el boto Logout</text:span> i <text:span text:style-name="T8">la pagina </text:span>Search</text:p>
      <text:p text:style-name="P4"><text:tab/>-<text:span text:style-name="T3">Informació de Model, numero de serie, Estat, Data de Instal·lació</text:span></text:p>
      <text:p text:style-name="P4"><text:tab/>-<text:span text:style-name="T4">Que el estat canvi de instal·lat a no instal·lat depenent de si està o no instal·lat</text:span></text:p>
      <text:p text:style-name="P4"><text:tab/>-<text:span text:style-name="T4">Que la data de instal·lació sigui nul·la si no està instal·lat</text:span></text:p>
      <text:p text:style-name="P4"><text:tab/>-<text:span text:style-name="T5">Un boto per a instal·lar o desinstal·lar depenent del estat actual</text:span></text:p>
      <text:p text:style-name="P4"><text:tab/>-<text:span text:style-name="T6">Imatge del model del microscopi</text:span></text:p>
      <text:p text:style-name="P7">(14 / 01 / 2026)</text:p>
      <text:p text:style-name="P7">Pagina Registre</text:p>
      <text:p text:style-name="P7"><text:tab/>-Link en la pagina login per arribar a la pagina registre</text:p>
      <text:p text:style-name="P7"><text:tab/>-Link per tornar a la pagina login des de la pagina registre</text:p>
      <text:p text:style-name="P7"><text:tab/>-Tres<text:span text:style-name="T9"> </text:span>c<text:span text:style-name="T9">amps per ha entrar el mail, el password </text:span>y el codi de administrador</text:p>
      <text:p text:style-name="P7"><text:tab/>-Boto per a registrar-se que r<text:span text:style-name="T10">e</text:span>querira <text:span text:style-name="T10">que el codi de administrador sigui correcte</text:span></text:p>
      <text:p text:style-name="P7"><text:tab/>-<text:span text:style-name="T11">Que es crei el usuari en la base de dade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3T09:12:25.714000000</meta:creation-date>
    <dc:date>2026-01-14T09:17:35.654000000</dc:date>
    <meta:editing-duration>PT24M46S</meta:editing-duration>
    <meta:editing-cycles>15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6" meta:word-count="231" meta:character-count="1259" meta:non-whitespace-character-count="1032"/>
  </office:meta>
</office:document-meta>
</file>